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  <style:paragraph-properties fo:margin-top="0in" fo:margin-bottom="0in"/>
    </style:style>
    <style:style style:name="P14" style:family="paragraph" style:parent-style-name="Text_20_body" style:list-style-name="L4">
      <style:paragraph-properties fo:margin-top="0in" fo:margin-bottom="0in"/>
    </style:style>
    <style:style style:name="P15" style:family="paragraph" style:parent-style-name="Text_20_body" style:list-style-name="L5">
      <style:paragraph-properties fo:margin-top="0in" fo:margin-bottom="0in"/>
    </style:style>
    <style:style style:name="P16" style:family="paragraph" style:parent-style-name="Text_20_body" style:list-style-name="L6">
      <style:paragraph-properties fo:margin-top="0in" fo:margin-bottom="0in"/>
    </style:style>
    <style:style style:name="P17" style:family="paragraph" style:parent-style-name="Text_20_body" style:list-style-name="L7">
      <style:paragraph-properties fo:margin-top="0in" fo:margin-bottom="0in"/>
    </style:style>
    <style:style style:name="P18" style:family="paragraph" style:parent-style-name="Text_20_body" style:list-style-name="L8">
      <style:paragraph-properties fo:margin-top="0in" fo:margin-bottom="0in"/>
    </style:style>
    <style:style style:name="P19" style:family="paragraph" style:parent-style-name="Text_20_body" style:list-style-name="L9">
      <style:paragraph-properties fo:margin-top="0in" fo:margin-bottom="0in"/>
    </style:style>
    <style:style style:name="P20" style:family="paragraph" style:parent-style-name="Text_20_body" style:list-style-name="L10">
      <style:paragraph-properties fo:margin-top="0in" fo:margin-bottom="0in"/>
    </style:style>
    <style:style style:name="P21" style:family="paragraph" style:parent-style-name="Standard">
      <style:paragraph-properties fo:margin-top="0in" fo:margin-bottom="0.1965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полный список терминов, понятий и их описание, по категориям</text:p>
      <text:p text:style-name="Standard">ChatGPT</text:p>
      <text:p text:style-name="P21">ChatGPT</text:p>
      <text:p text:style-name="Text_20_body">Хорошо, вот полный список терминов, понятий и их описаний, разбитый по категориям:</text:p>
      <text:h text:style-name="Heading_20_3" text:outline-level="3">Основы WordPress:</text:h>
      <text:list xml:id="list4246526040050943720" text:style-name="L1">
        <text:list-item>
          <text:p text:style-name="P11"><text:span text:style-name="Strong_20_Emphasis">WordPress (Вордпресс)</text:span>: Бесплатная система управления контентом (CMS) для создания и управления веб-сайтами.</text:p>
        </text:list-item>
        <text:list-item>
          <text:p text:style-name="P11"><text:span text:style-name="Strong_20_Emphasis">Административная панель (Dashboard)</text:span>: Интерфейс управления сайтом, доступный после входа в систему, позволяющий управлять контентом и настройками сайта.</text:p>
        </text:list-item>
        <text:list-item>
          <text:p text:style-name="P1"><text:span text:style-name="Strong_20_Emphasis">Пользователи и Роли</text:span>: Учетные записи пользователей и их уровни доступа к функциям и возможностям сайта.</text:p>
        </text:list-item>
      </text:list>
      <text:h text:style-name="Heading_20_3" text:outline-level="3">Темы (Themes):</text:h>
      <text:list xml:id="list3809604426985714102" text:style-name="L2">
        <text:list-item>
          <text:p text:style-name="P12"><text:span text:style-name="Strong_20_Emphasis">Тема (Theme)</text:span>: Набор файлов, определяющих внешний вид и макет сайта в WordPress.</text:p>
        </text:list-item>
        <text:list-item>
          <text:p text:style-name="P12"><text:span text:style-name="Strong_20_Emphasis">Дочерняя тема (Child Theme)</text:span>: Тема, наследующая стили и функциональность от родительской темы, позволяющая вносить изменения без изменения основной темы.</text:p>
        </text:list-item>
        <text:list-item>
          <text:p text:style-name="P2"><text:span text:style-name="Strong_20_Emphasis">Шаблон (Template)</text:span>: Файлы в теме, определяющие структуру и внешний вид определенных типов страниц.</text:p>
        </text:list-item>
      </text:list>
      <text:h text:style-name="Heading_20_3" text:outline-level="3">Плагины (Plugins):</text:h>
      <text:list xml:id="list100917854004156801" text:style-name="L3">
        <text:list-item>
          <text:p text:style-name="P13"><text:span text:style-name="Strong_20_Emphasis">Плагин (Plugin)</text:span>: Дополнительный модуль, добавляющий функциональность к WordPress без изменения исходного кода.</text:p>
        </text:list-item>
        <text:list-item>
          <text:p text:style-name="P13"><text:span text:style-name="Strong_20_Emphasis">Установка плагина (Plugin Installation)</text:span>: Процесс добавления нового плагина к вашему сайту через административную панель WordPress или через FTP.</text:p>
        </text:list-item>
        <text:list-item>
          <text:p text:style-name="P3"><text:span text:style-name="Strong_20_Emphasis">Активация плагина (Plugin Activation)</text:span>: Процесс включения функциональности плагина после его установки.</text:p>
        </text:list-item>
      </text:list>
      <text:h text:style-name="Heading_20_3" text:outline-level="3">Контент:</text:h>
      <text:list xml:id="list4865652523727001337" text:style-name="L4">
        <text:list-item>
          <text:p text:style-name="P14"><text:span text:style-name="Strong_20_Emphasis">Пост (Post)</text:span>: Основной тип контента в блоге WordPress, отображается в обратном хронологическом порядке.</text:p>
        </text:list-item>
        <text:list-item>
          <text:p text:style-name="P14"><text:span text:style-name="Strong_20_Emphasis">Страница (Page)</text:span>: Статичный тип контента, используемый для создания постоянных страниц, таких как "О нас" или "Контакты".</text:p>
        </text:list-item>
        <text:list-item>
          <text:p text:style-name="P4"><text:span text:style-name="Strong_20_Emphasis">Медиафайлы (Media Files)</text:span>: Изображения, видео, аудио и другие файлы, загружаемые на сайт.</text:p>
        </text:list-item>
      </text:list>
      <text:h text:style-name="Heading_20_3" text:outline-level="3">SEO (Search Engine Optimization):</text:h>
      <text:list xml:id="list1721325275527349350" text:style-name="L5">
        <text:list-item>
          <text:p text:style-name="P15"><text:span text:style-name="Strong_20_Emphasis">SEO (Search Engine Optimization)</text:span>: Процесс оптимизации веб-сайта для улучшения его видимости в поисковых результатах.</text:p>
        </text:list-item>
        <text:list-item>
          <text:p text:style-name="P15"><text:span text:style-name="Strong_20_Emphasis">Метаданные (Metadata)</text:span>: Информация, предоставляемая поисковым системам для лучшего понимания содержания страницы.</text:p>
        </text:list-item>
        <text:list-item>
          <text:p text:style-name="P5"><text:span text:style-name="Strong_20_Emphasis">SEO-плагины (SEO Plugins)</text:span>: Плагины, предназначенные для помощи в оптимизации сайта для поисковых систем, например, Yoast SEO или All in One SEO Pack.</text:p>
        </text:list-item>
      </text:list>
      <text:h text:style-name="Heading_20_3" text:outline-level="3">Безопасность:</text:h>
      <text:list xml:id="list8809393620569879210" text:style-name="L6">
        <text:list-item>
          <text:p text:style-name="P16"><text:span text:style-name="Strong_20_Emphasis">Безопасность WordPress (WordPress Security)</text:span>: Меры и практики, направленные на <text:soft-page-break/>защиту сайта от уязвимостей и взломов.</text:p>
        </text:list-item>
        <text:list-item>
          <text:p text:style-name="P16"><text:span text:style-name="Strong_20_Emphasis">Резервное копирование (Backup)</text:span>: Копирование данных сайта для защиты от потери информации в случае сбоя или взлома.</text:p>
        </text:list-item>
        <text:list-item>
          <text:p text:style-name="P6"><text:span text:style-name="Strong_20_Emphasis">Шифрование (Encryption)</text:span>: Процесс преобразования данных в зашифрованный формат для защиты конфиденциальности.</text:p>
        </text:list-item>
      </text:list>
      <text:h text:style-name="Heading_20_3" text:outline-level="3">Производительность:</text:h>
      <text:list xml:id="list1997989978354712086" text:style-name="L7">
        <text:list-item>
          <text:p text:style-name="P17"><text:span text:style-name="Strong_20_Emphasis">Кэширование (Caching)</text:span>: Механизм хранения временных данных для ускорения доступа к сайту.</text:p>
        </text:list-item>
        <text:list-item>
          <text:p text:style-name="P17"><text:span text:style-name="Strong_20_Emphasis">CDN (Content Delivery Network)</text:span>: Сеть серверов, распределенных по всему миру, для ускорения загрузки контента на сайте.</text:p>
        </text:list-item>
        <text:list-item>
          <text:p text:style-name="P7"><text:span text:style-name="Strong_20_Emphasis">Оптимизация изображений (Image Optimization)</text:span>: Процесс уменьшения размера изображений для улучшения скорости загрузки страницы.</text:p>
        </text:list-item>
      </text:list>
      <text:h text:style-name="Heading_20_3" text:outline-level="3">Аналитика и отслеживание:</text:h>
      <text:list xml:id="list2480507139135246237" text:style-name="L8">
        <text:list-item>
          <text:p text:style-name="P18"><text:span text:style-name="Strong_20_Emphasis">Аналитика (Analytics)</text:span>: Сбор, анализ и интерпретация данных о посещаемости сайта и поведении пользователей.</text:p>
        </text:list-item>
        <text:list-item>
          <text:p text:style-name="P18"><text:span text:style-name="Strong_20_Emphasis">Google Analytics</text:span>: Бесплатный сервис аналитики от Google для отслеживания трафика на сайте и поведения пользователей.</text:p>
        </text:list-item>
        <text:list-item>
          <text:p text:style-name="P8"><text:span text:style-name="Strong_20_Emphasis">Метрики (Metrics)</text:span>: Количественные показатели, используемые для измерения эффективности сайта, такие как количество посещений, время на сайте и др.</text:p>
        </text:list-item>
      </text:list>
      <text:h text:style-name="Heading_20_3" text:outline-level="3">Мультиязычность и локализация:</text:h>
      <text:list xml:id="list4212386254480864668" text:style-name="L9">
        <text:list-item>
          <text:p text:style-name="P19"><text:span text:style-name="Strong_20_Emphasis">Мультиязычный сайт (Multilingual Site)</text:span>: Сайт, поддерживающий несколько языков для аудитории из разных регионов.</text:p>
        </text:list-item>
        <text:list-item>
          <text:p text:style-name="P9"><text:span text:style-name="Strong_20_Emphasis">Локализация (Localization)</text:span>: Процесс адаптации сайта для конкретного языка или региона.</text:p>
        </text:list-item>
      </text:list>
      <text:h text:style-name="Heading_20_3" text:outline-level="3">Разработка для WordPress:</text:h>
      <text:list xml:id="list6578403447972970026" text:style-name="L10">
        <text:list-item>
          <text:p text:style-name="P20"><text:span text:style-name="Strong_20_Emphasis">Разработка темы (Theme Development)</text:span>: Создание пользовательских тем для WordPress с использованием PHP, HTML, CSS и JavaScript.</text:p>
        </text:list-item>
        <text:list-item>
          <text:p text:style-name="P20"><text:span text:style-name="Strong_20_Emphasis">Разработка плагина (Plugin Development)</text:span>: Создание пользовательских плагинов для добавления новой функциональности к WordPress.</text:p>
        </text:list-item>
        <text:list-item>
          <text:p text:style-name="P10"><text:span text:style-name="Strong_20_Emphasis">WordPress REST API</text:span>: Интерфейс программирования приложений, позволяющий взаимодействовать с WordPress с помощью сторонних приложений и сервисов.</text:p>
        </text:list-item>
      </text:list>
      <text:p text:style-name="Text_20_body">Этот список понятий поможет вам лучше понять основы WordPress и его функциональность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7S</meta:editing-duration>
    <meta:editing-cycles>3</meta:editing-cycles>
    <meta:generator>OpenOffice/4.1.14$Win32 OpenOffice.org_project/4114m1$Build-9811</meta:generator>
    <dc:date>2024-05-01T21:03:51.72</dc:date>
    <meta:document-statistic meta:table-count="0" meta:image-count="0" meta:object-count="0" meta:page-count="2" meta:paragraph-count="44" meta:word-count="500" meta:character-count="3869"/>
    <dc:creator>Dima Wide</dc:creator>
    <meta:user-defined meta:name="Info 1"/>
    <meta:user-defined meta:name="Info 2"/>
    <meta:user-defined meta:name="Info 3"/>
    <meta:user-defined meta:name="Info 4"/>
  </office:meta>
</office:document-meta>
</file>